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6pt" style:font-size-asian="96pt" style:font-size-complex="96pt"/>
    </style:style>
    <style:style style:name="P2" style:family="paragraph" style:parent-style-name="Standard">
      <style:text-properties style:font-name="Arial" fo:font-size="96pt" style:font-size-asian="96pt" style:font-size-complex="96pt"/>
    </style:style>
    <style:style style:name="T1" style:family="text">
      <style:text-properties style:font-name="Arial1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font-name-asian="SimSun" style:font-name-complex="Lucida Sans"/>
    </style:style>
    <style:style style:name="T4" style:family="text">
      <style:text-properties style:font-name-asian="SimSun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Z<text:span text:style-name="T2">⌠⌡ª°</text:span>Zg</text:p>
      <text:p text:style-name="P1">gZ&amp;(]}<text:span text:style-name="T2">ᴓØ</text:span>ZgZ<text:span text:style-name="T1">½«Zâa</text:span></text:p>
      <text:p text:style-name="P1">gZ'*+,ZGg</text:p>
      <text:p text:style-name="P1">gZ/?@^Zg</text:p>
      <text:p text:style-name="P1">gZ<text:span text:style-name="T1">Å</text:span>Zg<text:span text:style-name="T1">Ñ</text:span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l Hartinger</meta:initial-creator>
    <meta:creation-date>2018-04-20T08:21:05.79</meta:creation-date>
    <dc:date>2018-04-23T20:17:57.29</dc:date>
    <dc:creator>Karl Hartinger</dc:creator>
    <meta:editing-duration>PT19H27M26S</meta:editing-duration>
    <meta:editing-cycles>10</meta:editing-cycles>
    <meta:generator>OpenOffice/4.1.1$Win32 OpenOffice.org_project/411m6$Build-9775</meta:generator>
    <meta:printed-by>Karl Hartinger</meta:printed-by>
    <meta:print-date>2018-04-21T13:16:48.92</meta:print-date>
    <meta:document-statistic meta:table-count="0" meta:image-count="0" meta:object-count="0" meta:page-count="1" meta:paragraph-count="5" meta:word-count="7" meta:character-count="48"/>
  </office:meta>
</office:document-meta>
</file>